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.mysql.cj.jdbc.Driver</text:p>
      <text:p text:style-name="Standard">jdbc:mysql://127.0.0.1/sfs2x</text:p>
      <text:p text:style-name="Standard">SELECT COUNT(*) FROM information_schema.tab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20:52:15.538457923</meta:creation-date>
    <dc:date>2021-09-14T20:53:07.414582228</dc:date>
    <meta:editing-duration>PT55S</meta:editing-duration>
    <meta:editing-cycles>1</meta:editing-cycles>
    <meta:document-statistic meta:table-count="0" meta:image-count="0" meta:object-count="0" meta:page-count="1" meta:paragraph-count="3" meta:word-count="6" meta:character-count="98" meta:non-whitespace-character-count="95"/>
    <meta:generator>LibreOffice/6.4.7.2$Linux_X86_64 LibreOffice_project/40$Build-2</meta:generator>
  </office:meta>
</office:document-meta>
</file>